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7D0000007D01CDEDB4A4B6FEF62.png" manifest:media-type="image/png"/>
  <manifest:file-entry manifest:full-path="Pictures/100000010000006000000060B3B5FEE8D7BE68D8.png" manifest:media-type="image/png"/>
  <manifest:file-entry manifest:full-path="Pictures/1000000100000400000004004372D28AC0359731.png" manifest:media-type="image/png"/>
  <manifest:file-entry manifest:full-path="Pictures/1000000100000484000004840588E9E02ADCAEC3.png" manifest:media-type="image/png"/>
  <manifest:file-entry manifest:full-path="Pictures/100000010000080000000800486955F933BC5DEC.png" manifest:media-type="image/png"/>
  <manifest:file-entry manifest:full-path="Pictures/100000010000085C0000085CDCD76E81343D2E46.png" manifest:media-type="image/png"/>
  <manifest:file-entry manifest:full-path="Pictures/10000001000000400000004007FDB9E243A44C3D.png" manifest:media-type="image/png"/>
  <manifest:file-entry manifest:full-path="Pictures/10000001000000400000004006D89D92F46C2CD0.png" manifest:media-type="image/png"/>
  <manifest:file-entry manifest:full-path="Pictures/1000000100000800000008007251552138240BDC.png" manifest:media-type="image/png"/>
  <manifest:file-entry manifest:full-path="Pictures/10000001000009C4000009C44BC84A50E7223D23.png" manifest:media-type="image/png"/>
  <manifest:file-entry manifest:full-path="Pictures/100000010000004000000040C23FFAF48F2504B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Gill Sans Nova Light" svg:font-family="'Gill Sans Nova Ligh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le1" style:family="table">
      <style:table-properties style:width="7.8083in" fo:margin-left="0.0632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6285in"/>
    </style:style>
    <style:style style:name="Table1.C" style:family="table-column">
      <style:table-column-properties style:column-width="5.8313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in" fo:keep-together="auto"/>
    </style:style>
    <style:style style:name="Table1.C9" style:family="table-cell">
      <style:table-cell-properties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2" style:family="table-row">
      <style:table-row-properties style:min-row-height="0.25in" fo:keep-together="auto"/>
    </style:style>
    <style:style style:name="Table1.13" style:family="table-row">
      <style:table-row-properties style:min-row-height="0.3979in" fo:keep-together="auto"/>
    </style:style>
    <style:style style:name="Table1.14" style:family="table-row">
      <style:table-row-properties style:min-row-height="0.6417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83in" fo:margin-left="0.0632in" fo:margin-top="0in" fo:margin-bottom="0in" table:align="left" style:writing-mode="lr-tb"/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6285in"/>
    </style:style>
    <style:style style:name="Table1.C" style:family="table-column">
      <style:table-column-properties style:column-width="5.8313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3" style:family="table-row">
      <style:table-row-properties style:min-row-height="0.1764in" fo:keep-together="auto"/>
    </style:style>
    <style:style style:name="Table1.A3" style:family="table-cell">
      <style:table-cell-properties fo:padding-left="0in" fo:padding-right="0in" fo:padding-top="0.0799in" fo:padding-bottom="0in" fo:border="none" style:writing-mode="lr-tb"/>
    </style:style>
    <style:style style:name="Table1.4" style:family="table-row">
      <style:table-row-properties style:min-row-height="0.3083in" fo:keep-together="auto"/>
    </style:style>
    <style:style style:name="Table1.5" style:family="table-row">
      <style:table-row-properties style:min-row-height="0.3667in" fo:keep-together="auto"/>
    </style:style>
    <style:style style:name="Table1.8" style:family="table-row">
      <style:table-row-properties style:min-row-height="0.3472in" fo:keep-together="auto"/>
    </style:style>
    <style:style style:name="Table1.9" style:family="table-row">
      <style:table-row-properties style:min-row-height="0in" fo:keep-together="auto"/>
    </style:style>
    <style:style style:name="Table1.C9" style:family="table-cell">
      <style:table-cell-properties fo:background-color="transparent" fo:padding-left="0in" fo:padding-right="0in" fo:padding-top="0.0799in" fo:padding-bottom="0in" fo:border="none" style:writing-mode="lr-tb">
        <style:background-image/>
      </style:table-cell-properties>
    </style:style>
    <style:style style:name="Table1.12" style:family="table-row">
      <style:table-row-properties style:min-row-height="0.25in" fo:keep-together="auto"/>
    </style:style>
    <style:style style:name="Table1.13" style:family="table-row">
      <style:table-row-properties style:min-row-height="0.3979in" fo:keep-together="auto"/>
    </style:style>
    <style:style style:name="Table1.14" style:family="table-row">
      <style:table-row-properties style:min-row-height="0.6417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2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0pt" style:language-asian="en" style:country-asian="US" style:font-style-asian="italic" style:font-weight-asian="normal" style:font-name-complex="F" style:font-size-complex="10pt" style:language-complex="ar" style:country-complex="SA" style:font-style-complex="italic" style:font-weight-complex="normal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0pt" style:language-asian="en" style:country-asian="US" style:font-style-asian="italic" style:font-weight-asian="normal" style:font-name-complex="F" style:font-size-complex="10pt" style:language-complex="ar" style:country-complex="SA" style:font-style-complex="italic" style:font-weight-complex="normal"/>
    </style:style>
    <style:style style:name="P1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0pt" style:font-weight-asian="normal" style:font-size-complex="10pt" style:font-weight-complex="normal"/>
    </style:style>
    <style:style style:name="P1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1d3fb7" style:font-size-asian="10pt" style:font-weight-asian="normal" style:font-size-complex="10pt" style:font-weight-complex="normal"/>
    </style:style>
    <style:style style:name="P1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fo:background-color="#ffff00" style:font-size-asian="10pt" style:font-weight-asian="normal" style:font-size-complex="10pt" style:font-weight-complex="normal"/>
    </style:style>
    <style:style style:name="P1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f335c" officeooo:paragraph-rsid="001f335c" fo:background-color="transparent" style:font-size-asian="10pt" style:font-weight-asian="normal" style:font-size-complex="10pt" style:font-weight-complex="normal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2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font-weight="normal" officeooo:paragraph-rsid="001afef0" style:font-size-asian="10pt" style:font-weight-asian="normal" style:font-size-complex="10pt" style:font-weight-complex="normal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20pt" fo:language="en" fo:country="US" fo:font-weight="normal" style:letter-kerning="false" style:font-name-asian="Calibri1" style:font-size-asian="20pt" style:language-asian="en" style:country-asian="US" style:font-weight-asian="normal" style:font-name-complex="F" style:font-size-complex="20pt" style:language-complex="ar" style:country-complex="SA" style:font-weight-complex="normal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officeooo:rsid="001c07cd" officeooo:paragraph-rsid="001c07cd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P2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2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officeooo:rsid="001c07cd" officeooo:paragraph-rsid="001c07cd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P30" style:family="paragraph">
      <loext:graphic-properties draw:fill-color="#666666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5ac8" loext:opacity="100%" style:font-name="Gill Sans MT" fo:font-size="24pt" style:font-size-asian="24pt" style:font-size-complex="24pt"/>
    </style:style>
    <style:style style:name="T2" style:family="text">
      <style:text-properties fo:color="#005ac8" loext:opacity="100%" fo:font-size="12pt" style:font-size-asian="12pt" style:font-size-complex="12pt"/>
    </style:style>
    <style:style style:name="T3" style:family="text">
      <style:text-properties fo:color="#005ac8" loext:opacity="100%"/>
    </style:style>
    <style:style style:name="T4" style:family="text">
      <style:text-properties fo:color="#767171" loext:opacity="100%" style:font-name="Gill Sans Nova Light"/>
    </style:style>
    <style:style style:name="T5" style:family="text">
      <style:text-properties style:font-name="Gill Sans Nova Light" fo:font-weight="bold" style:font-weight-asian="bold" style:font-weight-complex="bold"/>
    </style:style>
    <style:style style:name="T6" style:family="text">
      <style:text-properties style:font-name="Gill Sans Nova Light" fo:font-size="5pt" fo:font-weight="bold" style:font-size-asian="5pt" style:font-weight-asian="bold" style:font-size-complex="5pt" style:font-weight-complex="bold"/>
    </style:style>
    <style:style style:name="T7" style:family="text">
      <style:text-properties style:font-name="Gill Sans Nova Light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Gill Sans Nova Light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Gill Sans Nova Light" fo:font-size="4pt" fo:font-weight="bold" style:font-size-asian="4pt" style:font-weight-asian="bold" style:font-size-complex="4pt" style:font-weight-complex="bold"/>
    </style:style>
    <style:style style:name="T10" style:family="text">
      <style:text-properties fo:color="#404040" loext:opacity="100%" style:font-name="Gill Sans Nova Light"/>
    </style:style>
    <style:style style:name="T11" style:family="text">
      <style:text-properties fo:color="#404040" loext:opacity="100%" style:font-name="Gill Sans Nova Light" fo:font-style="italic" style:font-style-asian="italic" style:font-style-complex="italic"/>
    </style:style>
    <style:style style:name="T12" style:family="text">
      <style:text-properties fo:color="#404040" loext:opacity="100%" style:font-name="Gill Sans Nova Ligh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404040" loext:opacity="100%" style:font-name="Gill Sans Nova Light" fo:font-size="4pt" style:font-size-asian="4pt" style:font-size-complex="4pt"/>
    </style:style>
    <style:style style:name="T14" style:family="text">
      <style:text-properties fo:color="#404040" loext:opacity="100%" style:font-name="Gill Sans MT" fo:font-size="12pt" style:text-underline-style="none" style:font-size-asian="12pt" style:font-size-complex="12pt"/>
    </style:style>
    <style:style style:name="T15" style:family="text">
      <style:text-properties fo:color="#404040" loext:opacity="100%"/>
    </style:style>
    <style:style style:name="T16" style:family="text">
      <style:text-properties fo:color="#404040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17" style:family="text">
      <style:text-properties fo:color="#e7e6e6" loext:opacity="100%" style:font-name="Gill Sans Nova Light"/>
    </style:style>
    <style:style style:name="T18" style:family="text">
      <style:text-properties fo:color="#595959" loext:opacity="100%" style:font-name="Gill Sans MT" fo:font-size="16pt" style:font-size-asian="16pt" style:font-size-complex="16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language="en" fo:country="US" style:letter-kerning="false" style:font-name-asian="Calibri1" style:language-asian="en" style:country-asian="US" style:font-name-complex="F" style:language-complex="ar" style:country-complex="SA"/>
    </style:style>
    <style:style style:name="T21" style:family="text">
      <style:text-properties fo:color="#000000" loext:opacity="100%" style:font-name="Gill Sans MT" fo:font-size="60pt" style:font-size-asian="60pt" style:font-size-complex="60pt"/>
    </style:style>
    <style:style style:name="T2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T23" style:family="text">
      <style:text-properties officeooo:rsid="001afef0"/>
    </style:style>
    <style:style style:name="T24" style:family="text">
      <style:text-properties fo:color="#666666" loext:opacity="100%" fo:font-style="normal" style:font-style-asian="normal" style:font-style-complex="normal"/>
    </style:style>
    <style:style style:name="T25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weight-asian="normal" style:font-name-complex="F" style:font-size-complex="10pt" style:language-complex="ar" style:country-complex="SA" style:font-weight-complex="normal"/>
    </style:style>
    <style:style style:name="T26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Gill Sans" fo:font-size="12pt" fo:language="en" fo:country="US" style:text-underline-style="non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29" style:family="text">
      <style:text-properties officeooo:rsid="001c07cd"/>
    </style:style>
    <style:style style:name="T30" style:family="text">
      <style:text-properties officeooo:rsid="001d3fb7"/>
    </style:style>
    <style:style style:name="T31" style:family="text">
      <style:text-properties officeooo:rsid="001d3fb7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1d3fb7" fo:background-color="transparent" loext:char-shading-value="0"/>
    </style:style>
    <style:style style:name="T34" style:family="text">
      <style:text-properties officeooo:rsid="001f335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2.1283in" fo:min-width="0.0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2882in" fo:min-width="8.0091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Text Box 2" draw:style-name="gr3" draw:text-style-name="P31" svg:width="3.3335in" svg:height="0.9858in" svg:x="4.461in" svg:y="0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2"><draw:frame draw:style-name="fr2" draw:name="Picture 192" text:anchor-type="as-char" svg:width="0.2in" svg:height="0.2in" draw:z-index="9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5"><text:a xlink:type="simple" xlink:href="https://www.zromano.com/" text:style-name="Internet_20_link" text:visited-style-name="Visited_20_Internet_20_Link"><text:span text:style-name="Internet_20_link"><text:span text:style-name="T26">zromano.com</text:span></text:span></text:a></text:p></loext:table-cell></loext:table-row><loext:table-row table:style-name="Table2.1"><loext:table-cell table:style-name="Table2.A1" office:value-type="string"><text:p text:style-name="P2"><draw:frame draw:style-name="fr2" draw:name="Picture 193" text:anchor-type="as-char" svg:width="0.2in" svg:height="0.2in" draw:z-index="10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5"><text:a xlink:type="simple" xlink:href="mailto:zachary.c.romano@gmail.com" text:style-name="Internet_20_link" text:visited-style-name="Visited_20_Internet_20_Link"><text:span text:style-name="Internet_20_link"><text:span text:style-name="T26">zachary.c.romano@gmail.com</text:span></text:span></text:a></text:p></loext:table-cell></loext:table-row><loext:table-row table:style-name="Table2.1"><loext:table-cell table:style-name="Table2.A1" office:value-type="string"><text:p text:style-name="P2"><draw:frame draw:style-name="fr2" draw:name="Picture 194" text:anchor-type="as-char" svg:width="0.2in" svg:height="0.2in" draw:z-index="15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5"><text:a xlink:type="simple" xlink:href="https://www.linkedin.com/in/zromano/" text:style-name="Internet_20_link" text:visited-style-name="Visited_20_Internet_20_Link"><text:span text:style-name="Internet_20_link"><text:span text:style-name="T26">linkedin.com/in/zromano/</text:span></text:span></text:a></text:p></loext:table-cell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Text Box 2" draw:style-name="gr4" draw:text-style-name="P31" svg:width="5.015in" svg:height="0.9705in" svg:x="-0.122in" svg:y="0in"><text:p text:style-name="Frame_20_contents"><text:span text:style-name="T21">Zach Romano</text:span><text:span text:style-name="T2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" draw:text-style-name="P31" svg:width="8.2087in" svg:height="9.3878in" svg:x="-0.3752in" svg:y="0.8634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office:value-type="string"><text:p text:style-name="P3"><draw:frame draw:style-name="fr2" draw:name="Graphic 55" text:anchor-type="as-char" svg:width="0.3in" svg:height="0.3in" draw:z-index="6"><draw:image xlink:href="Pictures/1000000100000800000008007251552138240BDC.png" xlink:type="simple" xlink:show="embed" xlink:actuate="onLoad" draw:mime-type="image/png"/></draw:frame></text:p></loext:table-cell><loext:table-cell table:style-name="Table1.A1" office:value-type="string"><text:p text:style-name="P22"><text:span text:style-name="T3">SKILLS</text:span></text:p></loext:table-cell><loext:table-cell table:style-name="Table1.A1" office:value-type="string"><text:p text:style-name="P1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17"><text:span text:style-name="Internet_20_link"><text:span text:style-name="T22">Programming Languages</text:span></text:span></text:p></loext:table-cell><loext:table-cell table:style-name="Table1.A1" office:value-type="string"><text:p text:style-name="P18"><text:span text:style-name="Internet_20_link"><text:span text:style-name="T25">Java, SQL, JavaScript, TypeScript , HTML/CSS</text:span></text:span></text:p></loext:table-cell></loext:table-row><loext:table-row table:style-name="Table1.3"><loext:table-cell table:style-name="Table1.A3" office:value-type="string"><text:p text:style-name="P3"/></loext:table-cell><loext:table-cell table:style-name="Table1.A3" office:value-type="string"><text:p text:style-name="P28">Software Technologies</text:p></loext:table-cell><loext:table-cell table:style-name="Table1.A3" office:value-type="string"><text:p text:style-name="P8">Spring, <text:span text:style-name="T34">React, </text:span>Docker, Gitlab-CI, Kibana, <text:span text:style-name="T34">Datadog,</text:span> JUnit, SonarQube, AWS, <text:span text:style-name="T30">Kubernetes, Helm</text:span></text:p></loext:table-cell></loext:table-row><loext:table-row table:style-name="Table1.4"><loext:table-cell table:style-name="Table1.A3" office:value-type="string"><text:p text:style-name="P3"><draw:frame draw:style-name="fr5" draw:name="Graphic 56" text:anchor-type="as-char" svg:y="-0.2701in" svg:width="0.3in" svg:height="0.3in" draw:z-index="7"><draw:image xlink:href="Pictures/100000010000080000000800486955F933BC5DEC.png" xlink:type="simple" xlink:show="embed" xlink:actuate="onLoad" draw:mime-type="image/png"/></draw:frame></text:p></loext:table-cell><loext:table-cell table:style-name="Table1.A3" table:number-columns-spanned="2" office:value-type="string"><text:p text:style-name="P22"><text:span text:style-name="T3">EXPERIENCE</text:span></text:p></loext:table-cell><loext:covered-table-cell/></loext:table-row><loext:table-row table:style-name="Table1.5"><loext:table-cell table:style-name="Table1.A3" office:value-type="string"><text:p text:style-name="P4"><draw:frame draw:style-name="fr1" draw:name="Image1" text:anchor-type="char" svg:width="0.3in" svg:height="0.3in" draw:z-index="18"><draw:image xlink:href="Pictures/1000000100000400000004004372D28AC0359731.png" xlink:type="simple" xlink:show="embed" xlink:actuate="onLoad" draw:mime-type="image/png"/></draw:frame></text:p></loext:table-cell><loext:table-cell table:style-name="Table1.A3" office:value-type="string"><text:p text:style-name="P27">Smartsheet</text:p><text:p text:style-name="P10"><text:span text:style-name="T29">Dec 2020 - Present</text:span></text:p></loext:table-cell><loext:table-cell table:style-name="Table1.A3" office:value-type="string"><text:p text:style-name="P25">Backend Software Engineer</text:p><text:list xml:id="list3129996088" text:style-name="L1"><text:list-item><text:p text:style-name="P13">Designed and led full-stack development<text:span text:style-name="T30"> to “deactivate” Smartsheet users instead of delete them</text:span></text:p></text:list-item><text:list-item><text:p text:style-name="P13">Improved caching and use of replicas to reduce load on <text:span text:style-name="T30">database</text:span> by over 10 <text:span text:style-name="T30">million</text:span> reads/hr</text:p></text:list-item><text:list-item><text:p text:style-name="P14">Created a tool that will automatically create an MR/PR to update our dependencies</text:p></text:list-item><text:list-item><text:p text:style-name="P14">Led an effort to upgrade essential multi-team libraries to Java 17</text:p></text:list-item><text:list-item><text:p text:style-name="P14">Established a testing strategy for resulting in high-frequency and high-confidence deploys</text:p></text:list-item><text:list-item><text:p text:style-name="P16">Analyzed service performance with Locust to enable service to reach 2,000+ requests per second</text:p></text:list-item><text:list-item><text:p text:style-name="P15"><text:span text:style-name="T33">Configured</text:span><text:span text:style-name="T32"> daily SonarQube scans </text:span><text:span text:style-name="T33">enabling code coverage monitoring and improved code quality</text:span><text:span text:style-name="T30"> </text:span></text:p></text:list-item><text:list-item><text:p text:style-name="P14">Mentored a summer intern and guided them to improve the interface with Azure Active Directory</text:p></text:list-item><text:list-item><text:p text:style-name="P13">Introduced team to build technologies such as Gradle and Liquibase <text:span text:style-name="T30">to improve pipeline speeds</text:span></text:p></text:list-item></text:list></loext:table-cell></loext:table-row><loext:table-row table:style-name="Table1.5"><loext:table-cell table:style-name="Table1.A3" office:value-type="string"><text:p text:style-name="P3"><draw:frame draw:style-name="fr2" draw:name="Graphic 57" text:anchor-type="as-char" svg:width="0.35in" svg:height="0.35in" draw:z-index="8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26">Boeing</text:p><text:p text:style-name="P10"><draw:custom-shape text:anchor-type="paragraph" draw:z-index="14" draw:name="Shape 1" draw:style-name="gr1" draw:text-style-name="P30" svg:width="0.0606in" svg:height="2.1287in" svg:x="0.5681in" svg:y="0.2693in"><text:p/><draw:enhanced-geometry svg:viewBox="0 0 21600 21600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23">r</text:span> 2019 - <text:span text:style-name="T29">Dec 2020</text:span></text:p></loext:table-cell><loext:table-cell table:style-name="Table1.A3" office:value-type="string"><text:p text:style-name="P23">Full Stack Developer</text:p><text:p text:style-name="P7"><text:span text:style-name="T27">Development:</text:span></text:p><text:list xml:id="list521610280877" text:continue-numbering="true" text:style-name="L1"><text:list-item><text:p text:style-name="P12">Co–produced an app to optimize purchasing that discovered $1 billion in unrealized savings</text:p></text:list-item><text:list-item><text:p text:style-name="P12">Utilized Spring Security and OAuth2 to properly authenticate and authorize users</text:p></text:list-item><text:list-item><text:p text:style-name="P12">Co-developed an app that generates GitLab-CI pipelines to test and deploy existing apps</text:p></text:list-item></text:list><text:p text:style-name="P7"><text:span text:style-name="T27">DevOps:</text:span></text:p><text:list xml:id="list520664099327" text:continue-numbering="true" text:style-name="L1"><text:list-item><text:p text:style-name="P13"><text:span text:style-name="T20">Established scalable Selenium browser tests that must pass prior to deployment</text:span></text:p></text:list-item><text:list-item><text:p text:style-name="P13"><text:span text:style-name="T20">Implemented zero downtime deploys so that applications can be released at any time</text:span></text:p></text:list-item><text:list-item><text:p text:style-name="P13"><text:span text:style-name="T20">Introduced team to persistent chat and set up webhooks for live alerting of pipeline failures</text:span></text:p></text:list-item></text:list><text:p text:style-name="P7"><text:span text:style-name="T27">Teaching:</text:span></text:p><text:list xml:id="list520520580103" text:continue-numbering="true" text:style-name="L1"><text:list-item><text:p text:style-name="P13">Utilized paired programming to teach modern development practices for 1500+ hours</text:p></text:list-item><text:list-item><text:p text:style-name="P13">Taught Extreme Programming principles such as Test-Driven Development and CI/CD</text:p></text:list-item><text:list-item><text:p text:style-name="P13">Facilitated courses to train developers on deploy ing software to the cloud</text:p></text:list-item></text:list></loext:table-cell></loext:table-row><loext:table-row table:style-name="Table1.5"><loext:table-cell table:style-name="Table1.A3" office:value-type="string"><text:p text:style-name="P3"><draw:frame draw:style-name="fr2" draw:name="Graphic 57 Copy 1" text:anchor-type="as-char" svg:width="0.35in" svg:height="0.35in" draw:z-index="16"><draw:image xlink:href="Pictures/100000010000006000000060B3B5FEE8D7BE68D8.png" xlink:type="simple" xlink:show="embed" xlink:actuate="onLoad" draw:mime-type="image/png"/></draw:frame></text:p></loext:table-cell><loext:table-cell table:style-name="Table1.A3" office:value-type="string"><text:p text:style-name="P11">Aug 2017 - Mar 2019</text:p></loext:table-cell><loext:table-cell table:style-name="Table1.A3" office:value-type="string"><text:p text:style-name="P24">Systems Engineering Rotation</text:p><text:list xml:id="list520126574735" text:continue-numbering="true" text:style-name="L1"><text:list-item><text:p text:style-name="P21"><text:span text:style-name="T24">Created a website using .NET Core and Tableau to host real-time analytics</text:span></text:p></text:list-item></text:list></loext:table-cell></loext:table-row><loext:table-row table:style-name="Table1.8"><loext:table-cell table:style-name="Table1.A3" office:value-type="string"><text:p text:style-name="P3"><draw:frame draw:style-name="fr2" draw:name="Graphic 60" text:anchor-type="as-char" svg:width="0.3in" svg:height="0.3in" draw:z-index="11"><draw:image xlink:href="Pictures/100000010000085C0000085CDCD76E81343D2E46.png" xlink:type="simple" xlink:show="embed" xlink:actuate="onLoad" draw:mime-type="image/png"/></draw:frame></text:p></loext:table-cell><loext:table-cell table:style-name="Table1.A3" table:number-columns-spanned="2" office:value-type="string"><text:p text:style-name="P22"><text:span text:style-name="T3">PROJECTS</text:span></text:p></loext:table-cell><loext:covered-table-cell/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17"><text:span text:style-name="Internet_20_link"><text:span text:style-name="T22">Capture the Flag</text:span></text:span></text:p></loext:table-cell><loext:table-cell table:style-name="Table1.C9" office:value-type="string"><text:p text:style-name="P17"><text:span text:style-name="Internet_20_link"><text:span text:style-name="T25">Created a publicly available cybersecurity challenge where users can try to “hack” an election</text:span></text:span>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8">Container Security</text:p></loext:table-cell><loext:table-cell table:style-name="Table1.C9" office:value-type="string"><text:p text:style-name="P8"><text:span text:style-name="T29">I</text:span>ntegrated GitLab and Jenkins to scan Docker images pushed to the registry with Snyk</text:p></loext:table-cell></loext:table-row><loext:table-row table:style-name="Table1.9"><loext:table-cell table:style-name="Table1.A3" office:value-type="string"><text:p text:style-name="P3"/></loext:table-cell><loext:table-cell table:style-name="Table1.A3" office:value-type="string"><text:p text:style-name="P29">Online Clue Game</text:p></loext:table-cell><loext:table-cell table:style-name="Table1.C9" office:value-type="string"><text:p text:style-name="P8">Headed a team that developed an online version of Clue using Angular and Firebase</text:p></loext:table-cell></loext:table-row><loext:table-row table:style-name="Table1.12"><loext:table-cell table:style-name="Table1.A3" office:value-type="string"><text:p text:style-name="P3"><draw:frame draw:style-name="fr2" draw:name="Graphic 61" text:anchor-type="as-char" svg:width="0.3in" svg:height="0.3in" draw:z-index="12"><draw:image xlink:href="Pictures/10000001000009C4000009C44BC84A50E7223D23.png" xlink:type="simple" xlink:show="embed" xlink:actuate="onLoad" draw:mime-type="image/png"/></draw:frame></text:p></loext:table-cell><loext:table-cell table:style-name="Table1.A3" table:number-columns-spanned="2" office:value-type="string"><text:p text:style-name="P22"><text:span text:style-name="T3">EDUCATION</text:span></text:p></loext:table-cell><loext:covered-table-cell/></loext:table-row><loext:table-row table:style-name="Table1.13"><loext:table-cell table:style-name="Table1.A3" office:value-type="string"><text:p text:style-name="P3"><draw:frame draw:style-name="fr4" draw:name="Graphic 62" text:anchor-type="as-char" svg:y="-0.1307in" svg:width="0.35in" svg:height="0.35in" draw:z-index="13"><draw:image xlink:href="Pictures/10000001000007D0000007D01CDEDB4A4B6FEF62.png" xlink:type="simple" xlink:show="embed" xlink:actuate="onLoad" draw:mime-type="image/png"/></draw:frame></text:p></loext:table-cell><loext:table-cell table:style-name="Table1.A3" office:value-type="string"><text:p text:style-name="P19">Johns Hopkins</text:p><text:p text:style-name="P6">August 2020</text:p></loext:table-cell><loext:table-cell table:style-name="Table1.A3" office:value-type="string"><text:p text:style-name="P19">Master of Science in Computer Science, 4.0/4.0 - Focused in Cybersecurity</text:p><text:p text:style-name="P6">Courses in algorithms, web development, DevOps, web security, cloud security and IOS</text:p></loext:table-cell></loext:table-row><loext:table-row table:style-name="Table1.14"><loext:table-cell table:style-name="Table1.A3" office:value-type="string"><text:p text:style-name="P3"><draw:frame draw:style-name="fr3" draw:name="Graphic 63" text:anchor-type="as-char" svg:width="0.35in" svg:height="0.35in" draw:z-index="14"><draw:image xlink:href="Pictures/1000000100000484000004840588E9E02ADCAEC3.png" xlink:type="simple" xlink:show="embed" xlink:actuate="onLoad" draw:mime-type="image/png"/></draw:frame></text:p></loext:table-cell><loext:table-cell table:style-name="Table1.A3" office:value-type="string"><text:p text:style-name="P20">University of Illinois </text:p><text:p text:style-name="P20">Urbana-Champaign</text:p><text:p text:style-name="P9">May 2017</text:p></loext:table-cell><loext:table-cell table:style-name="Table1.A3" office:value-type="string"><text:p text:style-name="P19">Bachelor of Science in Aerospace Engineering, 3.77/4.00</text:p><text:p text:style-name="P6">Courses in data structures, algorithms, designing/building UAVs, and the development of aircraft</text:p></loext:table-cell></loext:table-row></loext:table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Gill Sans Nova Light" svg:font-family="'Gill Sans Nova Ligh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10</meta:editing-cycles>
    <meta:print-date>2020-05-24T01:53:00</meta:print-date>
    <meta:creation-date>2020-08-20T04:48:00</meta:creation-date>
    <dc:date>2023-02-28T00:05:19.501791156</dc:date>
    <meta:editing-duration>PT3H1M38S</meta:editing-duration>
    <meta:generator>LibreOffice/7.5.0.3$MacOSX_X86_64 LibreOffice_project/c21113d003cd3efa8c53188764377a8272d9d6de</meta:generator>
    <meta:document-statistic meta:table-count="2" meta:image-count="12" meta:object-count="0" meta:page-count="1" meta:paragraph-count="68" meta:word-count="420" meta:character-count="2775" meta:non-whitespace-character-count="2430"/>
    <meta:user-defined meta:name="AppVersion">16.0000</meta:user-defined>
    <meta:template xlink:type="simple" xlink:actuate="onRequest" xlink:title="Normal.dotm" xlink:href=""/>
  </office:meta>
</office:document-meta>
</file>